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43be4" officeooo:paragraph-rsid="00143be4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font-weight="normal" officeooo:rsid="00143be4" officeooo:paragraph-rsid="00143be4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43be4" officeooo:paragraph-rsid="00143be4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43be4" officeooo:paragraph-rsid="0015e15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43be4" officeooo:paragraph-rsid="00191888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43be4" officeooo:paragraph-rsid="00143be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43be4" officeooo:paragraph-rsid="0015e15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43be4" officeooo:paragraph-rsid="0019188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623de" officeooo:paragraph-rsid="001623d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a4c82" officeooo:paragraph-rsid="001a4c8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43be4" officeooo:paragraph-rsid="00143be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43be4" officeooo:paragraph-rsid="0015e15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43be4" officeooo:paragraph-rsid="0019188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5e154" officeooo:paragraph-rsid="0015e154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5e154" officeooo:paragraph-rsid="0019188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5e154" officeooo:paragraph-rsid="001f904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c0375" officeooo:paragraph-rsid="001c037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f9046" officeooo:paragraph-rsid="001f9046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69ac2" officeooo:paragraph-rsid="00269ac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43be4" officeooo:paragraph-rsid="00143be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5e154" officeooo:paragraph-rsid="0015e154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5e154" officeooo:paragraph-rsid="00191888" style:font-size-asian="12.25pt" style:font-weight-asian="bold" style:font-size-complex="14pt" style:font-weight-complex="bold"/>
    </style:style>
    <style:style style:name="T1" style:family="text">
      <style:text-properties officeooo:rsid="00178a2e"/>
    </style:style>
    <style:style style:name="T2" style:family="text">
      <style:text-properties officeooo:rsid="00191888"/>
    </style:style>
    <style:style style:name="T3" style:family="text">
      <style:text-properties officeooo:rsid="001ac5ec"/>
    </style:style>
    <style:style style:name="T4" style:family="text">
      <style:text-properties officeooo:rsid="001ad571"/>
    </style:style>
    <style:style style:name="T5" style:family="text">
      <style:text-properties officeooo:rsid="001b532c"/>
    </style:style>
    <style:style style:name="T6" style:family="text">
      <style:text-properties officeooo:rsid="001d9387"/>
    </style:style>
    <style:style style:name="T7" style:family="text">
      <style:text-properties officeooo:rsid="001f9046"/>
    </style:style>
    <style:style style:name="T8" style:family="text">
      <style:text-properties officeooo:rsid="002121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7 REPORT</text:p>
      <text:p text:style-name="P2">Shouvanik Chakrabarti (130050072)</text:p>
      <text:p text:style-name="P2">Krishna Harsha (130050076)</text:p>
      <text:p text:style-name="P2"/>
      <text:p text:style-name="P20">PART – A :</text:p>
      <text:p text:style-name="P3"/>
      <text:p text:style-name="P6">1.</text:p>
      <text:p text:style-name="P6">The results of the three runs are:</text:p>
      <text:p text:style-name="P6"/>
      <text:p text:style-name="P6">Time: 2276</text:p>
      <text:p text:style-name="P6">Count: 66153</text:p>
      <text:p text:style-name="P6"/>
      <text:p text:style-name="P6">Time: 2408</text:p>
      <text:p text:style-name="P6">Count: 54437</text:p>
      <text:p text:style-name="P6"/>
      <text:p text:style-name="P6">Time: 1415</text:p>
      <text:p text:style-name="P6">Count: 80459</text:p>
      <text:p text:style-name="P3"/>
      <text:p text:style-name="P11">The average time is: <text:s/>2033</text:p>
      <text:p text:style-name="P11">The average value of count is: 67016</text:p>
      <text:p text:style-name="P11"/>
      <text:p text:style-name="P14">2.</text:p>
      <text:p text:style-name="P14">No, count does not match the ideal value in any run.</text:p>
      <text:p text:style-name="P14"/>
      <text:p text:style-name="P14">The lines that cause the race condition in the code are:</text:p>
      <text:p text:style-name="P17">count++;</text:p>
      <text:p text:style-name="P17">There is a race conditon between adding 1 to the value of count and assigning it to the <text:s/>original variable.</text:p>
      <text:p text:style-name="P17">Consider count = A and two threads attempting to increment it. Suppose the first thread <text:span text:style-name="T6">checks the value of A and calculates A+1 as the new value. However, before ti can update the value it is context switched out and a second thread increments A to A+1. Now the first thread is rescheduled and it sets the value of count to A+1 that it had calculated at an earlier time. Thus, the new value of count is A+1 instead of A+2 after two expected increments leading to a less than ideal value of count.</text:span></text:p>
      <text:p text:style-name="P14"/>
      <text:p text:style-name="P21">PART – B:</text:p>
      <text:p text:style-name="P14"/>
      <text:p text:style-name="P7">1.</text:p>
      <text:p text:style-name="P7">The results of the three runs are:</text:p>
      <text:p text:style-name="P7"/>
      <text:p text:style-name="P9">Time: 3116</text:p>
      <text:p text:style-name="P9">Count: 54029</text:p>
      <text:p text:style-name="P7"/>
      <text:p text:style-name="P9"><text:soft-page-break/>Time: 7597</text:p>
      <text:p text:style-name="P9">Count: 76911</text:p>
      <text:p text:style-name="P7"/>
      <text:p text:style-name="P9">Time: 829</text:p>
      <text:p text:style-name="P9">Count: 97437</text:p>
      <text:p text:style-name="P4"/>
      <text:p text:style-name="P12">The average time is: <text:s/><text:span text:style-name="T1">3847</text:span></text:p>
      <text:p text:style-name="P12">The average value of count is: <text:span text:style-name="T1">76125</text:span></text:p>
      <text:p text:style-name="P12"/>
      <text:p text:style-name="P14">2.</text:p>
      <text:p text:style-name="P14">No, count does not match the ideal value in any run.</text:p>
      <text:p text:style-name="P14"/>
      <text:p text:style-name="P16">The lines that cause the race condition in the code are:</text:p>
      <text:p text:style-name="P16"><text:span text:style-name="T7"><text:s text:c="6"/>while(locked);</text:span></text:p>
      <text:p text:style-name="P18"><text:s text:c="6"/>locked=1;</text:p>
      <text:p text:style-name="P18"><text:s text:c="6"/>count++;</text:p>
      <text:p text:style-name="P18"><text:s text:c="6"/>locked=0;</text:p>
      <text:p text:style-name="P18">Here the race condition is between checking the value of locked and updating it. <text:span text:style-name="T8">One thread finds locked to be 0, and moves into the critical section. However, before it sets locked to 1 , it can be switched out and other scheduled threads can move into the critical section. Now the same race condition as in PART-A can occur between the different threads that have entered the critical section, and results in a less than ideal valueof count.</text:span></text:p>
      <text:p text:style-name="P14"/>
      <text:p text:style-name="P22">PART – <text:span text:style-name="T2">C</text:span>:</text:p>
      <text:p text:style-name="P15"/>
      <text:p text:style-name="P8">1.</text:p>
      <text:p text:style-name="P8">The results of the three runs are:</text:p>
      <text:p text:style-name="P8"/>
      <text:p text:style-name="P10">Time: 15284</text:p>
      <text:p text:style-name="P10">Count: 100000</text:p>
      <text:p text:style-name="P8"/>
      <text:p text:style-name="P10">Time: 14079</text:p>
      <text:p text:style-name="P10">Count: 100000</text:p>
      <text:p text:style-name="P8"/>
      <text:p text:style-name="P10">Time: 17420</text:p>
      <text:p text:style-name="P10">Count: 100000</text:p>
      <text:p text:style-name="P5"/>
      <text:p text:style-name="P13">The average time is: <text:s/><text:span text:style-name="T3">15594</text:span></text:p>
      <text:p text:style-name="P13">The average value of count is: <text:span text:style-name="T3">100000s</text:span></text:p>
      <text:p text:style-name="P13"/>
      <text:p text:style-name="P15">2.</text:p>
      <text:p text:style-name="P15"><text:span text:style-name="T4">Yes</text:span>, count match<text:span text:style-name="T4">es</text:span> the ideal value in <text:span text:style-name="T4">ever</text:span>y run.</text:p>
      <text:p text:style-name="P15"/>
      <text:p text:style-name="P15"><text:soft-page-break/>The<text:span text:style-name="T5">re is no race condition in the code. This is because the thread function locks a mutex before entering the critical section (count ++; ) and unlocks it after completing it. This ensures that only one thread is in the critical section at a time, avoiding the race conditions of PART-A, as no other thread cannot calculate or update the value of count, while another thread is in the process of incrementing it.</text:span></text:p>
      <text:p text:style-name="P19">Thus we end up with the ideal value of count, in every r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07:47.558256759</meta:creation-date>
    <dc:date>2016-03-01T12:10:41.193349213</dc:date>
    <meta:editing-duration>PT50M50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3" meta:paragraph-count="54" meta:word-count="452" meta:character-count="2478" meta:non-whitespace-character-count="2031"/>
  </office:meta>
</office:document-meta>
</file>